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Calibri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Calibri"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style:font-name="Calibri"/>
    </style:style>
    <style:style style:name="P5" style:family="paragraph" style:parent-style-name="Standard" style:list-style-name="L1">
      <style:text-properties style:font-name="Calibri"/>
    </style:style>
    <style:style style:name="P6" style:family="paragraph" style:parent-style-name="Standard">
      <style:text-properties style:font-name="Calibri" fo:font-weight="normal" style:font-weight-asian="normal" style:font-weight-complex="normal"/>
    </style:style>
    <style:style style:name="P7" style:family="paragraph" style:parent-style-name="Standard" style:list-style-name="L1">
      <style:text-properties style:font-name="Calibri" fo:font-weight="normal" style:font-weight-asian="normal" style:font-weight-complex="normal"/>
    </style:style>
    <style:style style:name="P8" style:family="paragraph" style:parent-style-name="Standard">
      <style:text-properties style:font-name="Calibri" fo:font-weight="bold" style:font-weight-asian="bold" style:font-weight-complex="bold"/>
    </style:style>
    <style:style style:name="P9" style:family="paragraph" style:parent-style-name="Standard" style:list-style-name="L1">
      <style:text-properties style:font-name="Calibri" fo:font-weight="bold" style:font-weight-asian="bold" style:font-weight-complex="bold"/>
    </style:style>
    <style:style style:name="P10" style:family="paragraph" style:parent-style-name="Standard" style:list-style-name="L4">
      <style:text-properties style:font-name="Calibri" fo:font-weight="bold" style:font-weight-asian="bold" style:font-weight-complex="bold"/>
    </style:style>
    <style:style style:name="P11" style:family="paragraph" style:parent-style-name="Standard" style:list-style-name="L1">
      <style:text-properties style:font-name="Calibri" fo:font-style="italic" style:font-style-asian="italic" style:font-style-complex="italic"/>
    </style:style>
    <style:style style:name="P12" style:family="paragraph" style:parent-style-name="Standard" style:list-style-name="L5">
      <style:text-properties style:font-name="Calibri"/>
    </style:style>
    <style:style style:name="P13" style:family="paragraph" style:parent-style-name="Standard" style:list-style-name="L1">
      <style:text-properties style:font-name="Calibri" fo:font-style="normal" style:font-style-asian="normal" style:font-style-complex="normal"/>
    </style:style>
    <style:style style:name="P14" style:family="paragraph" style:parent-style-name="Standard" style:list-style-name="L1">
      <style:text-properties style:use-window-font-color="true"/>
    </style:style>
    <style:style style:name="P15" style:family="paragraph" style:parent-style-name="Standard" style:list-style-name="L1">
      <style:text-properties style:use-window-font-color="true" style:font-name="Calibri" fo:font-weight="normal" style:font-weight-asian="normal" style:font-weight-complex="normal"/>
    </style:style>
    <style:style style:name="P16" style:family="paragraph" style:parent-style-name="Standard" style:list-style-name="L4">
      <style:text-properties style:use-window-font-color="true" style:font-name="Calibri" fo:font-weight="bold" style:font-weight-asian="bold" style:font-weight-complex="bold"/>
    </style:style>
    <style:style style:name="P17" style:family="paragraph" style:parent-style-name="Standard" style:list-style-name="L1">
      <style:text-properties style:use-window-font-color="true" style:font-name="Calibri" fo:font-weight="bold" style:font-weight-asian="bold" style:font-weight-complex="bold"/>
    </style:style>
    <style:style style:name="P18" style:family="paragraph" style:parent-style-name="Standard" style:list-style-name="L4">
      <style:text-properties style:use-window-font-color="true" style:font-name="Calibri"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Standard" style:list-style-name="L5">
      <style:text-properties style:use-window-font-color="true"/>
    </style:style>
    <style:style style:name="P20" style:family="paragraph" style:parent-style-name="Standard" style:list-style-name="L4">
      <style:text-properties fo:color="#7e0021" style:font-name="Calibri"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 style:list-style-name="L5"/>
    <style:style style:name="P22" style:family="paragraph" style:parent-style-name="Standard" style:list-style-name="L4"/>
    <style:style style:name="P23" style:family="paragraph" style:parent-style-name="Standard">
      <style:paragraph-properties fo:margin-left="1.245cm" fo:margin-right="0cm" fo:text-indent="0cm" style:auto-text-indent="false"/>
      <style:text-properties style:font-name="Calibri" fo:font-weight="bold" style:font-weight-asian="bold" style:font-weight-complex="bold"/>
    </style:style>
    <style:style style:name="P24" style:family="paragraph" style:parent-style-name="Standard">
      <style:paragraph-properties fo:margin-left="1.245cm" fo:margin-right="0cm" fo:text-indent="0cm" style:auto-text-indent="false"/>
      <style:text-properties style:font-name="Calibri" fo:font-style="italic" style:font-style-asian="italic" style:font-style-complex="italic"/>
    </style:style>
    <style:style style:name="P25" style:family="paragraph" style:parent-style-name="Standard">
      <style:paragraph-properties fo:break-before="page"/>
      <style:text-properties style:font-name="Calibri" fo:font-weight="bold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Calibri" fo:font-weight="bold" style:font-weight-asian="bold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P28" style:family="paragraph" style:parent-style-name="Standard" style:list-style-name="L4" style:master-page-name="">
      <style:paragraph-properties style:page-number="auto"/>
      <style:text-properties style:font-name="Calibri"/>
    </style:style>
    <style:style style:name="P29" style:family="paragraph" style:parent-style-name="Standard" style:list-style-name="L4" style:master-page-name="">
      <style:paragraph-properties style:page-number="auto"/>
      <style:text-properties fo:color="#7e0021" style:font-name="Calibri" fo:font-style="italic" fo:font-weight="bold" style:font-style-asian="italic" style:font-weight-asian="bold" style:font-style-complex="italic" style:font-weight-complex="bold"/>
    </style:style>
    <style:style style:name="P30" style:family="paragraph" style:parent-style-name="Standard" style:list-style-name="L4" style:master-page-name="">
      <style:paragraph-properties style:page-number="auto"/>
      <style:text-properties style:use-window-font-color="true" style:font-name="Calibri" fo:font-weight="bold" style:font-weight-asian="bold" style:font-weight-complex="bold"/>
    </style:style>
    <style:style style:name="P31" style:family="paragraph" style:parent-style-name="Standard" style:list-style-name="L5" style:master-page-name="">
      <style:paragraph-properties style:page-number="auto"/>
    </style:style>
    <style:style style:name="P32" style:family="paragraph" style:parent-style-name="Standard" style:list-style-name="L1" style:master-page-name="">
      <style:paragraph-properties style:page-number="auto"/>
      <style:text-properties fo:color="#7e0021" style:font-name="Calibri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libri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800000"/>
    </style:style>
    <style:style style:name="T4" style:family="text">
      <style:text-properties fo:color="#800000" style:font-name="Calibri" fo:font-weight="normal" style:font-weight-asian="normal" style:font-weight-complex="normal"/>
    </style:style>
    <style:style style:name="T5" style:family="text">
      <style:text-properties fo:color="#7e0021"/>
    </style:style>
    <style:style style:name="T6" style:family="text">
      <style:text-properties fo:color="#7e0021" style:font-name="Calibri" fo:font-weight="normal" style:font-weight-asian="normal" style:font-weight-complex="normal"/>
    </style:style>
    <style:style style:name="T7" style:family="text">
      <style:text-properties fo:color="#7e0021" fo:font-weight="normal" style:font-weight-asian="normal" style:font-weight-complex="normal"/>
    </style:style>
    <style:style style:name="T8" style:family="text">
      <style:text-properties fo:color="#7e0021" fo:font-style="italic" style:font-style-asian="italic" style:font-style-complex="italic"/>
    </style:style>
    <style:style style:name="T9" style:family="text">
      <style:text-properties fo:color="#0066cc" style:font-name="Calibri" fo:font-weight="normal" style:font-weight-asian="normal" style:font-weight-complex="normal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font-name="Calibri" fo:font-weight="normal" style:font-weight-asian="normal" style:font-weight-complex="normal"/>
    </style:style>
    <style:style style:name="T12" style:family="text">
      <style:text-properties style:use-window-font-color="true" style:font-name="Calibri" style:text-underline-style="none" fo:font-weight="normal" style:font-weight-asian="normal" style:font-weight-complex="normal"/>
    </style:style>
    <style:style style:name="T13" style:family="text">
      <style:text-properties style:use-window-font-color="true" fo:font-weight="normal" style:font-weight-asian="normal" style:font-weight-complex="normal"/>
    </style:style>
    <style:style style:name="T14" style:family="text">
      <style:text-properties style:use-window-font-color="true" fo:font-style="italic" style:font-style-asian="italic" style:font-style-complex="italic"/>
    </style:style>
    <style:style style:name="T15" style:family="text">
      <style:text-properties fo:color="#0084d1"/>
    </style:style>
    <style:style style:name="T16" style:family="text">
      <style:text-properties fo:color="#0084d1" fo:font-weight="normal" style:font-weight-asian="normal" style:font-weight-complex="normal"/>
    </style:style>
    <style:style style:name="T17" style:family="text">
      <style:text-properties fo:color="#579d1c"/>
    </style:style>
    <style:style style:name="T18" style:family="text">
      <style:text-properties fo:color="#579d1c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rea 07 – Desarrollo de clases Avanzado</text:p>
      <text:p text:style-name="P4"/>
      <text:p text:style-name="P4">Cuando se crea cada cuenta se almacena en un <text:span text:style-name="T17">ArrayList cuentasClientes</text:span> de tipo CuentaBancaria, el cual se encarga de instanciarlo la <text:span text:style-name="T15">clase Interface Ioperaciones</text:span><text:span text:style-name="T10">.</text:span></text:p>
      <text:p text:style-name="P4"><text:span text:style-name="T10">En el constructor de la clase CuentaBancaria, del que heredan los demás tipos de cuenta, se llama al método </text:span><text:span text:style-name="T5">almacenarCuenta() </text:span><text:span text:style-name="T10">que añade al ArrayList la nueva cuenta creada,</text:span></text:p>
      <text:p text:style-name="P4"><text:span text:style-name="T10"/></text:p>
      <text:p text:style-name="P26"><text:span text:style-name="T10">Métodos comunes a varias operaciones.</text:span></text:p>
      <text:p text:style-name="P23"><text:span text:style-name="T10"/></text:p>
      <text:p text:style-name="P24"><text:span text:style-name="T10">Método MenuApp.seleccionarCuenta()</text:span></text:p>
      <text:list xml:id="list6891913144599966157" text:style-name="L5">
        <text:list-item>
          <text:list>
            <text:list-item>
              <text:p text:style-name="P31"><text:span text:style-name="T1">Se comprueba que hay cuentas introducidas en el sistema: </text:span><text:span text:style-name="T4">comprobarExisteCuenta()</text:span></text:p>
            </text:list-item>
            <text:list-item>
              <text:p text:style-name="P19"><text:span text:style-name="T1">Se listan todas las cuestas que existen, mediante el método de la </text:span><text:span text:style-name="T9">Clase</text:span><text:span text:style-name="T1"> </text:span><text:span text:style-name="T9">CuentaBancaria</text:span><text:span text:style-name="T1"> </text:span><text:span text:style-name="T6">previewCuentas()</text:span></text:p>
            </text:list-item>
            <text:list-item>
              <text:p text:style-name="P21"><text:span text:style-name="T1">Se le pide al usuario que introduzca el ID de la cuenta deseada</text:span></text:p>
            </text:list-item>
            <text:list-item>
              <text:p text:style-name="P21"><text:span text:style-name="T1">Se llama al método de la </text:span><text:span text:style-name="T9">Clase</text:span><text:span text:style-name="T11"> </text:span><text:span text:style-name="T9">CuentaBancaria</text:span><text:span text:style-name="T11"> </text:span><text:span text:style-name="T6">buscarCuenta(),</text:span><text:span text:style-name="T11"> que devuelve la posición en el ArrayList cuentasBancarias, de la cuenta que corresponda con el ID indicado.</text:span></text:p>
            </text:list-item>
            <text:list-item>
              <text:p text:style-name="P12"><text:span text:style-name="T13">Mediante el método </text:span><text:span text:style-name="T7">comprobarIndiceCuenta() </text:span><text:span text:style-name="T13">Se asegura que la cuenta existe, si buscarCuenta() devuelve -1, la cuenta no existe</text:span></text:p>
              <text:p text:style-name="P12"><text:span text:style-name="T13"/></text:p>
            </text:list-item>
          </text:list>
        </text:list-item>
      </text:list>
      <text:list xml:id="list402739590779573300" text:style-name="L1">
        <text:list-header>
          <text:p text:style-name="P11"><text:span text:style-name="T10">Método MenuApp.introducirImporte()</text:span></text:p>
          <text:list>
            <text:list-item>
              <text:p text:style-name="P13"><text:span text:style-name="T10">Solicita al usuario que introduzca el importe con el que quiere operar.</text:span></text:p>
            </text:list-item>
            <text:list-item>
              <text:p text:style-name="P13"><text:span text:style-name="T10">Llama al método comprobarImporte() y le pasa por parámetro el importe introducido, para que compruebe que no es un valor negativo</text:span></text:p>
            </text:list-item>
          </text:list>
          <text:p text:style-name="P5"><text:span text:style-name="T1"/></text:p>
        </text:list-header>
      </text:list>
      <text:p text:style-name="P4"><text:span text:style-name="T10"/></text:p>
      <text:p text:style-name="P26"><text:span text:style-name="T10">Métodos de clase CuentaBancaria.</text:span></text:p>
      <text:p text:style-name="P27"><text:span text:style-name="T10">Los métodos @Override se llamara al implementado en una clase u otra dependiendo del tipo de la cuenta que se haya escogido.</text:span></text:p>
      <text:list xml:id="list1810255263999759922" text:style-name="L4">
        <text:list-item>
          <text:p text:style-name="P10"><text:span text:style-name="T8">Método previewCuenta(): String</text:span></text:p>
          <text:list>
            <text:list-item>
              <text:p text:style-name="P18"><text:span text:style-name="T2">Busca la posición de la cuenta con la que queremos operar.</text:span></text:p>
            </text:list-item>
          </text:list>
        </text:list-item>
        <text:list-item>
          <text:p text:style-name="P20">Método previewCuenta(): String</text:p>
          <text:list>
            <text:list-item>
              <text:p text:style-name="P18"><text:span text:style-name="T2">Imprime un resumén de los detalles del objeto CuentaBancaria</text:span></text:p>
            </text:list-item>
          </text:list>
        </text:list-item>
        <text:list-item>
          <text:p text:style-name="P20">Método toString(): String</text:p>
          <text:list>
            <text:list-item>
              <text:p text:style-name="P30"><text:span text:style-name="T2">Imprime los detalles del objeto CuentaBancaria, dependiendo del tipo de cuenta llamará al método @Override del tipo correspondiente</text:span></text:p>
            </text:list-item>
          </text:list>
        </text:list-item>
        <text:list-item>
          <text:p text:style-name="P29">Método detallesCuenta(indice)</text:p>
          <text:list>
            <text:list-item>
              <text:p text:style-name="P28"><text:span text:style-name="T13">Recibe el indice de la cuenta seleccionada en el </text:span><text:span text:style-name="T7">método seleccionarCuenta() </text:span><text:span text:style-name="T13">de la </text:span><text:span text:style-name="T16">clase MenuApp</text:span></text:p>
            </text:list-item>
            <text:list-item>
              <text:p text:style-name="P10"><text:span text:style-name="T13">Llama al método toString() del objeto correspondiente a la posición en el </text:span><text:span text:style-name="T18">ArrayList cuentasClientes</text:span><text:span text:style-name="T13"> pasado mediante el indice devuelto por el </text:span><text:span text:style-name="T7">método seleccionarCuenta()</text:span></text:p>
            </text:list-item>
          </text:list>
        </text:list-item>
        <text:list-item>
          <text:p text:style-name="P29">Método ingresarEfectivo(importe)</text:p>
          <text:list>
            <text:list-item>
              <text:p text:style-name="P16"><text:span text:style-name="T2">Recibe el importe con el que se quiere realizar la operación</text:span></text:p>
            </text:list-item>
            <text:list-item>
              <text:p text:style-name="P16"><text:span text:style-name="T2">Lee el saldo actual de la cuenta y le suma el importe mediante el </text:span><text:span text:style-name="T7">método getSaldo()</text:span></text:p>
            </text:list-item>
            <text:list-item>
              <text:p text:style-name="P16"><text:span text:style-name="T2">Actualiza el saldo de la cuenta mediante el </text:span><text:span text:style-name="T7">método setSaldo()</text:span></text:p>
            </text:list-item>
            <text:list-item>
              <text:p text:style-name="P16"><text:span text:style-name="T2">Devuelve el nuevo saldo de la cuenta</text:span></text:p>
            </text:list-item>
          </text:list>
        </text:list-item>
        <text:list-item>
          <text:p text:style-name="P29"><text:soft-page-break/>Método retirarEfectivo(importe)</text:p>
          <text:list>
            <text:list-item>
              <text:p text:style-name="P16"><text:span text:style-name="T2">Recibe el importe con el que se quiere realizar la operación</text:span></text:p>
            </text:list-item>
            <text:list-item>
              <text:p text:style-name="P16"><text:span text:style-name="T2">Coge el saldo disponible de la cuenta con la que esta trabajando, mediante el </text:span><text:span text:style-name="T7">método getSaldo()</text:span></text:p>
            </text:list-item>
            <text:list-item>
              <text:p text:style-name="P16"><text:span text:style-name="T2">Comprueba que el saldo no es inferior al importe que se quiere retirar, mediante el método de la clase </text:span><text:span text:style-name="T7">comprobarSaldo()</text:span></text:p>
              <text:list>
                <text:list-item>
                  <text:p text:style-name="P16"><text:span text:style-name="T2">Si la cuenta seleccionada es de tipo <text:s/></text:span><text:span text:style-name="T16">CuentaBancaria &gt; CuentaCorriente &gt; ctaEmpresa </text:span><text:span text:style-name="T2">la comprobación se realiza mediante la implementación de este método en la clase correspondiente</text:span></text:p>
                </text:list-item>
              </text:list>
            </text:list-item>
            <text:list-item>
              <text:p text:style-name="P16"><text:span text:style-name="T2">Devuelve una Exception si el importe no es correcto para realizar la operación</text:span></text:p>
            </text:list-item>
            <text:list-item>
              <text:p text:style-name="P16"><text:span text:style-name="T2">Lee el saldo disponible de la cuenta y le resta el importe</text:span></text:p>
            </text:list-item>
            <text:list-item>
              <text:p text:style-name="P16"><text:span text:style-name="T2">Actualiza el saldo de la cuenta mediante el </text:span><text:span text:style-name="T7">método setSaldo()</text:span></text:p>
            </text:list-item>
            <text:list-item>
              <text:p text:style-name="P16"><text:span text:style-name="T2">Imprime el nuevo saldo de la cuenta.</text:span></text:p>
            </text:list-item>
          </text:list>
        </text:list-item>
      </text:list>
      <text:list xml:id="list34460087" text:continue-list="list402739590779573300" text:style-name="L1">
        <text:list-item>
          <text:p text:style-name="P32">Método comprobarSaldo(saldo, importe)</text:p>
          <text:list>
            <text:list-item>
              <text:p text:style-name="P17"><text:span text:style-name="T2">Recibe el importe con el que se quiere operar y el saldo actual de la cuenta, y comprueba que el saldo no sea 0 ó que el importe no sea mayor que el saldo disponible</text:span></text:p>
            </text:list-item>
            <text:list-item>
              <text:p text:style-name="P17"><text:span text:style-name="T2">Para el tipo de </text:span><text:span text:style-name="T16">CuentaBancaria &gt; CuentaCorriente &gt; ctaEmpresa</text:span><text:span text:style-name="T2">, además tambien comprueba que no exceda el limite del importe permitido por descubierto.</text:span></text:p>
            </text:list-item>
            <text:list-item>
              <text:p text:style-name="P17"><text:span text:style-name="T2">Devuelve false si existe alguna discrepancia o true si esta todo correcto.</text:span></text:p>
            </text:list-item>
          </text:list>
        </text:list-item>
      </text:list>
      <text:p text:style-name="P25"><text:span text:style-name="T10">Menú de Operaciones</text:span></text:p>
      <text:p text:style-name="P2"><text:span text:style-name="T10"/></text:p>
      <text:list xml:id="list34462994" text:continue-numbering="true" text:style-name="L1">
        <text:list-item>
          <text:p text:style-name="P9">1. Operación "Abrir nueva cuenta"</text:p>
          <text:list>
            <text:list-item>
              <text:p text:style-name="P7"><text:span text:style-name="T10">Llama al </text:span><text:span text:style-name="T5">método appAperturaCuenta() </text:span><text:span text:style-name="T14">-lo explico al final de esta sección-</text:span></text:p>
            </text:list-item>
          </text:list>
        </text:list-item>
        <text:list-item>
          <text:p text:style-name="P9">2. Operación "Cuentas disponibles"</text:p>
          <text:list>
            <text:list-item>
              <text:p text:style-name="P15">Llama al <text:span text:style-name="T5">método opcion02()</text:span> de la <text:span text:style-name="T15">clase MenuApp</text:span> que hace lo siguiente:</text:p>
              <text:p text:style-name="P15">Mediante un for-each va llamando al <text:span text:style-name="T5">método listarCuentas </text:span>de cada objeto CuentaBancaria almacenado en <text:span text:style-name="T17">cuentasClientes</text:span></text:p>
              <text:p text:style-name="P15">Dependiendo del tipo de cuenta llamara al método implantado en la clase de la cuenta.</text:p>
            </text:list-item>
          </text:list>
        </text:list-item>
        <text:list-item>
          <text:p text:style-name="P9">3. Operación "Obtener datos de una cuenta"</text:p>
          <text:list>
            <text:list-item>
              <text:p text:style-name="P7">Se le solicita al usuario que seleccione la cuenta sobre la que quiere realizar la operación: <text:span text:style-name="T3">seleccionarCuenta()</text:span><text:span text:style-name="T10">, que nos devuelve la posición de la cuenta, en el ArrayList, con la que queremos operar.</text:span></text:p>
            </text:list-item>
            <text:list-item>
              <text:p text:style-name="P15">A trevés del método <text:span text:style-name="T5">detallesCuenta()</text:span> imprime los datos de la cuenta seleccionada.</text:p>
            </text:list-item>
          </text:list>
        </text:list-item>
        <text:list-item>
          <text:p text:style-name="P9">4. Operación "Realizar un ingreso"</text:p>
          <text:list>
            <text:list-item>
              <text:p text:style-name="P15">Se le solicita al usuario que seleccione la cuenta sobre la que quiere realizar la operación: <text:span text:style-name="T3">seleccionarCuenta()</text:span>, que nos devuelve la posición de la cuenta, en el ArrayList, con la que queremos operar.</text:p>
            </text:list-item>
            <text:list-item>
              <text:p text:style-name="P15">Se le pide al usuario que introduzca el importe con el que hay que operar mediante el <text:span text:style-name="T5">método introducirImporte()</text:span>.</text:p>
            </text:list-item>
            <text:list-item>
              <text:p text:style-name="P15">Para que realice las operaciones oportunas, llama al <text:span text:style-name="T5">método ingresarEfectivo()</text:span>, de la<text:span text:style-name="T15"> clase CuentaBancaria</text:span>, correspondiente al tipo de la cuenta seleccionada y le envia el importe introducido.</text:p>
            </text:list-item>
            <text:list-item>
              <text:p text:style-name="P15">Imprime el nuevo saldo de la cuenta</text:p>
            </text:list-item>
          </text:list>
        </text:list-item>
        <text:list-item>
          <text:p text:style-name="P9">5. Operación "Retirar efectivo"</text:p>
          <text:list>
            <text:list-item>
              <text:p text:style-name="P15">Se le solicita al usuario que seleccione la cuenta sobre la que quiere realizar la operación: <text:span text:style-name="T3">seleccionarCuenta()</text:span>, que nos devuelve la posición de la cuenta, en el ArrayList, con la que queremos operar.</text:p>
            </text:list-item>
            <text:list-item>
              <text:p text:style-name="P15">Se le pide al usuario que introduzca el importe con el que hay que operar mediante el <text:span text:style-name="T5">método introducirImporte()</text:span>.</text:p>
            </text:list-item>
            <text:list-item>
              <text:p text:style-name="P15">Para que realice las operaciones oportunas, llama al <text:span text:style-name="T5">método retirarEfectivo()</text:span>, de la<text:span text:style-name="T15"> clase CuentaBancaria</text:span>, correspondiente al tipo de la cuenta seleccionada y le envia el importe introducido. </text:p>
            </text:list-item>
          </text:list>
        </text:list-item>
        <text:list-item>
          <text:p text:style-name="P9">6. Operación "Consultar Saldo"</text:p>
          <text:list>
            <text:list-item>
              <text:p text:style-name="P7">Se le solicita al usuario que seleccione la cuenta sobre la que quiere realizar la operación: <text:span text:style-name="T3">seleccionarCuenta()</text:span><text:span text:style-name="T10">, que nos devuelve la posición de la cuenta, en el ArrayList, con la que queremos operar.</text:span></text:p>
              <text:list>
                <text:list-item>
                  <text:p text:style-name="P3"><text:span text:style-name="T1">Se comprueba que hay cuentas introducidas en el sistema: </text:span><text:span text:style-name="T4">comprobarExisteCuenta()</text:span></text:p>
                </text:list-item>
                <text:list-item>
                  <text:p text:style-name="P14"><text:span text:style-name="T1">Se listan todas las cuestas que existen, mediante el método de la </text:span><text:span text:style-name="T9">Clase</text:span><text:span text:style-name="T1"> </text:span><text:span text:style-name="T9">CuentaBancaria</text:span><text:span text:style-name="T1"> </text:span><text:span text:style-name="T6">previewCuentas()</text:span></text:p>
                </text:list-item>
                <text:list-item>
                  <text:p text:style-name="P3"><text:span text:style-name="T1">Se le pide al usuario que introduzca el ID de la cuenta deseada</text:span></text:p>
                </text:list-item>
                <text:list-item>
                  <text:p text:style-name="P3"><text:span text:style-name="T1">Se llama al método de la </text:span><text:span text:style-name="T9">Clase</text:span><text:span text:style-name="T11"> </text:span><text:span text:style-name="T9">CuentaBancaria</text:span><text:span text:style-name="T11"> </text:span><text:span text:style-name="T6">buscarCuenta(),</text:span><text:span text:style-name="T11"> que devuelve la posición en el ArrayList cuentasBancarias, de la cuenta que corresponda con el ID indicado.</text:span></text:p>
                </text:list-item>
                <text:list-item>
                  <text:p text:style-name="P3"><text:span text:style-name="T11">Mediante el método </text:span><text:span text:style-name="T6">comprobarIndiceCuenta() </text:span><text:span text:style-name="T11">Se asegura que la cuenta existe, si </text:span><text:soft-page-break/><text:span text:style-name="T11">buscarCuenta() devuelve -1, la cuenta no existe</text:span></text:p>
                </text:list-item>
              </text:list>
            </text:list-item>
            <text:list-item>
              <text:p text:style-name="P3"><text:span text:style-name="T11">Se llama al método </text:span><text:span text:style-name="T6">consultarSaldo() </text:span><text:span text:style-name="T11">del objeto tipo </text:span><text:span text:style-name="T9">CuentaBancaria</text:span><text:span text:style-name="T11"> seleccionado del ArrayList, mediante los pasos indicados para el método seleccionaCuenta(), que manda a imprimir el saldo disponible.</text:span></text:p>
            </text:list-item>
          </text:list>
        </text:list-item>
        <text:list-item>
          <text:p text:style-name="P9">7. Operación "Salir"</text:p>
          <text:list>
            <text:list-item>
              <text:p text:style-name="P7"><text:span text:style-name="T10">Sale del programa</text:span></text:p>
            </text:list-item>
          </text:list>
        </text:list-item>
      </text:list>
      <text:p text:style-name="P6"><text:span text:style-name="T10"/></text:p>
      <text:p text:style-name="P6"><text:span text:style-name="T10"/></text:p>
      <text:p text:style-name="P2"><text:span text:style-name="T10">Método appAperturaCuenta()</text:span></text:p>
      <text:p text:style-name="P2"><text:span text:style-name="T13">El método lleva al usuario a un nuevo menú en el que se le dá la opción de elegir el tipo de cuenta que quiere abrir, volver al menú anterior o salir de la aplicación.</text:span></text:p>
      <text:p text:style-name="P2"><text:span text:style-name="T13"/></text:p>
      <text:p text:style-name="P2"><text:span text:style-name="T13">Dependiendo del tipo de cuenta elegido para crear, el programa instanciará un nuevo objeto de tipo CuentaBancaria pero de una de sus clases heredadas CuentaAhorro o CuentaCorriente, que, de esta última descienden las clases CtaPersonal y CtaEmpresa.</text:span></text:p>
      <text:p text:style-name="P2"><text:span text:style-name="T13">Para esto solicitará al usuario los datos necesarios, según el tipo de cuenta.</text:span></text:p>
      <text:p text:style-name="P2"><text:span text:style-name="T13"/></text:p>
      <text:p text:style-name="P2"><text:span text:style-name="T13">En este punto tambien se crean los objetos tipo Persona y tipo CodigoCuenta, mediante los datos introducidos por el usuario.</text:span></text:p>
      <text:p text:style-name="P2"><text:span text:style-name="T13"/></text:p>
      <text:p text:style-name="P2"><text:span text:style-name="T13">Los métodos usados para crear la cuenta son:</text:span></text:p>
      <text:p text:style-name="P2"><text:span text:style-name="T13"/></text:p>
      <text:list xml:id="list34441515" text:continue-list="list1810255263999759922" text:style-name="L4">
        <text:list-item>
          <text:p text:style-name="P29">solicitaTitular()</text:p>
          <text:list>
            <text:list-item>
              <text:p text:style-name="P22"><text:a xlink:type="simple" xlink:href="file:///H:/CFGSDAM-Proyectos/PROG07_Clases-Avanzado/Solicita%20los%20atributos%20%22nombre,%20apellidos%20y%20fecha_nac%22%20y%20construye%20el%0D%0A%20%20%20%20%20*%20objeto%20Persona%20titular." text:style-name="Internet_20_link" text:visited-style-name="Visited_20_Internet_20_Link"><text:span text:style-name="T12">Solicita los atributos "nombre, apellidos y fecha_nac" y construye el objeto Persona titular.</text:span></text:a></text:p>
            </text:list-item>
            <text:list-item>
              <text:p text:style-name="P22"><text:span text:style-name="T12">Devuelve el objeto titular, necesario para abrir la cuenta</text:span></text:p>
            </text:list-item>
          </text:list>
        </text:list-item>
        <text:list-item>
          <text:p text:style-name="P29">solicitaCodigo()</text:p>
          <text:list>
            <text:list-item>
              <text:p text:style-name="P22"><text:a xlink:type="simple" xlink:href="file:///H:/CFGSDAM-Proyectos/PROG07_Clases-Avanzado/Solicita%20los%20atributos%20%22nombre,%20apellidos%20y%20fecha_nac%22%20y%20construye%20el%0D%0A%20%20%20%20%20*%20objeto%20Persona%20titular." text:style-name="Internet_20_link" text:visited-style-name="Visited_20_Internet_20_Link">P</text:a><text:span text:style-name="T12">ide que se introduzca el número de cuenta completo, lo limpia de espacios en blanco y lo manda a validar.</text:span></text:p>
            </text:list-item>
            <text:list-item>
              <text:p text:style-name="P22"><text:span text:style-name="T12">Devuelve el objeto codCuentaCliente, necesario para abrir la cuenta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íctor Visús García<text:tab/><text:tab/>Tarea 09 – Archivo Serializad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46M59S</meta:editing-duration>
    <meta:editing-cycles>12</meta:editing-cycles>
    <meta:generator>OpenOffice/4.1.9$Win32 OpenOffice.org_project/419m1$Build-9805</meta:generator>
    <dc:date>2021-04-17T14:22:01.46</dc:date>
    <meta:document-statistic meta:table-count="0" meta:image-count="0" meta:object-count="0" meta:page-count="4" meta:paragraph-count="84" meta:word-count="1219" meta:character-count="7462"/>
    <meta:user-defined meta:name="Info 1"/>
    <meta:user-defined meta:name="Info 2"/>
    <meta:user-defined meta:name="Info 3"/>
    <meta:user-defined meta:name="Info 4"/>
  </office:meta>
</office:document-meta>
</file>